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1160000006450B54C5AA7A51FC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roman"/>
    <style:font-face style:name="F1" svg:font-family=""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SimSun" svg:font-family="SimSun" style:font-pitch="variable"/>
    <style:font-face style:name="SimSun1" svg:font-family="SimSun" style:font-family-generic="system" style:font-pitch="variable"/>
    <style:font-face style:name="Symbol" svg:font-family="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Ubuntu Mono" svg:font-family="'Ubuntu Mono'"/>
    <style:font-face style:name="Wingdings" svg:font-family="Wingdings" style:font-charset="x-symbol"/>
  </office:font-face-decls>
  <office:automatic-styles>
    <style:style style:name="Table1" style:family="table">
      <style:table-properties style:width="7.5965in" fo:margin-left="0in" fo:margin-top="0in" fo:margin-bottom="0in" table:align="left" style:writing-mode="lr-tb"/>
    </style:style>
    <style:style style:name="Table1.A" style:family="table-column">
      <style:table-column-properties style:column-width="1.4201in"/>
    </style:style>
    <style:style style:name="Table1.B" style:family="table-column">
      <style:table-column-properties style:column-width="4.8764in"/>
    </style:style>
    <style:style style:name="Table1.C" style:family="table-column">
      <style:table-column-properties style:column-width="1.3in"/>
    </style:style>
    <style:style style:name="Table1.1" style:family="table-row">
      <style:table-row-properties style:min-row-height="0.2757in" fo:keep-together="auto"/>
    </style:style>
    <style:style style:name="Table1.A1" style:family="table-cell">
      <style:table-cell-properties style:vertical-align="middle" fo:padding-left="0.075in" fo:padding-right="0.075in" fo:padding-top="0in" fo:padding-bottom="0in" fo:border-left="0.5pt solid #ffffff" fo:border-right="0.5pt solid #000000" fo:border-top="0.5pt solid #ffffff" fo:border-bottom="0.5pt solid #000000" style:writing-mode="lr-tb"/>
    </style:style>
    <style:style style:name="Table1.B1" style:family="table-cell">
      <style:table-cell-properties style:vertical-align="middle" fo:padding-left="0.075in" fo:padding-right="0.075in" fo:padding-top="0in" fo:padding-bottom="0in" fo:border-left="0.5pt solid #000000" fo:border-right="0.5pt solid #000000" fo:border-top="0.5pt solid #ffffff" fo:border-bottom="0.5pt solid #000000" style:writing-mode="lr-tb"/>
    </style:style>
    <style:style style:name="Table1.C1" style:family="table-cell">
      <style:table-cell-properties fo:padding-left="0.075in" fo:padding-right="0.075in" fo:padding-top="0in" fo:padding-bottom="0in" fo:border-left="0.5pt solid #000000" fo:border-right="0.5pt solid #ffffff" fo:border-top="0.5pt solid #ffffff" fo:border-bottom="0.5pt solid #000000" style:writing-mode="lr-tb"/>
    </style:style>
    <style:style style:name="Table1.2" style:family="table-row">
      <style:table-row-properties style:min-row-height="0.3903in" fo:keep-together="auto"/>
    </style:style>
    <style:style style:name="Table1.A2" style:family="table-cell">
      <style:table-cell-properties fo:padding-left="0.075in" fo:padding-right="0.075in" fo:padding-top="0in" fo:padding-bottom="0in" fo:border-left="0.5pt solid #ffffff" fo:border-right="0.5pt solid #000000" fo:border-top="0.5pt solid #000000" fo:border-bottom="0.5pt solid #000000" style:writing-mode="lr-tb"/>
    </style:style>
    <style:style style:name="Table1.B2" style:family="table-cell">
      <style:table-cell-properties style:vertical-align="middle"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left="0.5pt solid #000000" fo:border-right="0.5pt solid #ffffff" fo:border-top="0.5pt solid #000000" fo:border-bottom="0.5pt solid #000000" style:writing-mode="lr-tb"/>
    </style:style>
    <style:style style:name="P1" style:family="paragraph" style:parent-style-name="Footer">
      <style:paragraph-properties fo:text-align="end" style:justify-single-word="false"/>
    </style:style>
    <style:style style:name="P2" style:family="paragraph" style:parent-style-name="Header">
      <style:paragraph-properties fo:margin-top="0in" fo:margin-bottom="0in" style:contextual-spacing="false" fo:text-align="start" style:justify-single-word="false" fo:orphans="0" fo:widows="0">
        <style:tab-stops>
          <style:tab-stop style:position="1.2575in"/>
        </style:tab-stops>
      </style:paragraph-properties>
      <style:text-properties style:font-name="Arial" fo:language="de" fo:country="DE" style:font-name-asian="Times New Roman2" style:language-asian="de" style:country-asian="DE" style:font-size-complex="12pt" style:language-complex="ar" style:country-complex="SA"/>
    </style:style>
    <style:style style:name="P3" style:family="paragraph" style:parent-style-name="Header">
      <style:paragraph-properties fo:margin-top="0in" fo:margin-bottom="0in" style:contextual-spacing="false" fo:text-align="center" style:justify-single-word="false" fo:orphans="0" fo:widows="0">
        <style:tab-stops>
          <style:tab-stop style:position="1.2575in"/>
        </style:tab-stops>
      </style:paragraph-properties>
      <style:text-properties fo:language="de" fo:country="DE" style:language-complex="ar" style:country-complex="SA"/>
    </style:style>
    <style:style style:name="P4" style:family="paragraph" style:parent-style-name="Header">
      <style:paragraph-properties fo:margin-top="0in" fo:margin-bottom="0in" style:contextual-spacing="false" fo:text-align="center" style:justify-single-word="false" fo:orphans="0" fo:widows="0">
        <style:tab-stops>
          <style:tab-stop style:position="1.2575in"/>
          <style:tab-stop style:position="3.15in" style:type="center"/>
          <style:tab-stop style:position="6.3in" style:type="right"/>
        </style:tab-stops>
      </style:paragraph-properties>
      <style:text-properties fo:language="de" fo:country="DE" style:language-complex="ar" style:country-complex="SA"/>
    </style:style>
    <style:style style:name="P5" style:family="paragraph" style:parent-style-name="Header">
      <style:paragraph-properties fo:margin-top="0in" fo:margin-bottom="0in" style:contextual-spacing="false" fo:text-align="start" style:justify-single-word="false" fo:orphans="0" fo:widows="0">
        <style:tab-stops>
          <style:tab-stop style:position="1.2575in"/>
        </style:tab-stops>
      </style:paragraph-properties>
      <style:text-properties fo:language="de" fo:country="DE" style:language-complex="ar" style:country-complex="SA"/>
    </style:style>
    <style:style style:name="P6" style:family="paragraph" style:parent-style-name="Header">
      <style:paragraph-properties fo:margin-top="0in" fo:margin-bottom="0in" style:contextual-spacing="false" fo:text-align="start" style:justify-single-word="false" fo:orphans="0" fo:widows="0">
        <style:tab-stops>
          <style:tab-stop style:position="1.4984in"/>
        </style:tab-stops>
      </style:paragraph-properties>
      <style:text-properties fo:language="de" fo:country="DE" style:language-complex="ar" style:country-complex="SA"/>
    </style:style>
    <style:style style:name="P7" style:family="paragraph" style:parent-style-name="List_20_Paragraph" style:list-style-name="WWNum48">
      <style:paragraph-properties fo:margin-left="0.25in" fo:margin-right="0.0984in" fo:text-indent="-0.25in" style:auto-text-indent="false"/>
    </style:style>
    <style:style style:name="P8" style:family="paragraph" style:parent-style-name="List_20_Paragraph">
      <style:paragraph-properties fo:margin-left="0.25in" fo:margin-right="0.0984in" fo:text-indent="0in" style:auto-text-indent="false"/>
    </style:style>
    <style:style style:name="P9" style:family="paragraph" style:parent-style-name="List_20_Paragraph" style:list-style-name="WWNum49">
      <style:paragraph-properties fo:margin-left="0.75in" fo:margin-right="0.0984in" fo:text-indent="-0.25in" style:auto-text-indent="false"/>
    </style:style>
    <style:style style:name="P10" style:family="paragraph" style:parent-style-name="List_20_Paragraph">
      <style:paragraph-properties fo:margin-left="0.25in" fo:margin-right="0.0984in" fo:text-indent="0in" style:auto-text-indent="false"/>
      <style:text-properties officeooo:rsid="000d3345" officeooo:paragraph-rsid="000d3345"/>
    </style:style>
    <style:style style:name="P11" style:family="paragraph" style:parent-style-name="List_20_Paragraph" style:list-style-name="WWNum48" style:master-page-name="">
      <loext:graphic-properties draw:fill="none"/>
      <style:paragraph-properties fo:margin-left="0.25in" fo:margin-right="-0.25in" fo:margin-top="0in" fo:margin-bottom="0in" style:contextual-spacing="true" fo:line-height="100%" fo:text-align="start" style:justify-single-word="false" fo:orphans="0" fo:widows="0" fo:text-indent="-0.25in" style:auto-text-indent="false" style:page-number="auto" fo:background-color="transparent" style:writing-mode="lr-tb"/>
    </style:style>
    <style:style style:name="P12" style:family="paragraph" style:parent-style-name="List_20_Paragraph">
      <style:paragraph-properties fo:margin-left="0.25in" fo:margin-right="0.0984in" fo:text-indent="0in" style:auto-text-indent="false"/>
      <style:text-properties officeooo:rsid="000f052b" officeooo:paragraph-rsid="000f052b"/>
    </style:style>
    <style:style style:name="P13" style:family="paragraph" style:parent-style-name="List_20_Paragraph">
      <style:paragraph-properties fo:margin-left="0.25in" fo:margin-right="0.0984in" fo:text-indent="0in" style:auto-text-indent="false"/>
      <style:text-properties fo:font-size="7pt" officeooo:rsid="000fb5f7" officeooo:paragraph-rsid="000fb5f7" style:font-size-asian="7pt" style:font-size-complex="7pt"/>
    </style:style>
    <style:style style:name="P14" style:family="paragraph" style:parent-style-name="List_20_Paragraph">
      <style:paragraph-properties fo:margin-left="0.25in" fo:margin-right="0.0984in" fo:text-indent="0in" style:auto-text-indent="false"/>
      <style:text-properties fo:font-size="12pt" officeooo:rsid="000fb5f7" officeooo:paragraph-rsid="000fb5f7" style:font-size-asian="10.5pt" style:font-size-complex="12pt"/>
    </style:style>
    <style:style style:name="P15" style:family="paragraph" style:parent-style-name="List_20_Paragraph">
      <style:paragraph-properties fo:margin-left="0.25in" fo:margin-right="0.0984in" fo:text-indent="0in" style:auto-text-indent="false"/>
      <style:text-properties officeooo:rsid="0011cd9d" officeooo:paragraph-rsid="0011cd9d"/>
    </style:style>
    <style:style style:name="P16" style:family="paragraph" style:parent-style-name="Standard">
      <style:paragraph-properties fo:margin-left="0in" fo:margin-right="0.0984in" fo:text-indent="0in" style:auto-text-indent="false"/>
    </style:style>
    <style:style style:name="P17" style:family="paragraph" style:parent-style-name="Standard">
      <style:paragraph-properties fo:margin-left="0in" fo:margin-right="0.0984in" fo:text-align="center" style:justify-single-word="false" fo:text-indent="0in" style:auto-text-indent="false"/>
    </style:style>
    <style:style style:name="P18" style:family="paragraph" style:parent-style-name="Standard">
      <style:paragraph-properties fo:margin-left="0in" fo:margin-right="0.0984in" fo:text-indent="0in" style:auto-text-indent="false"/>
      <style:text-properties officeooo:rsid="000fb5f7"/>
    </style:style>
    <style:style style:name="P19" style:family="paragraph">
      <style:paragraph-properties fo:margin-left="0.75in" fo:margin-right="0.0984in" fo:text-align="start" fo:text-indent="-0.25in"/>
      <style:text-properties style:font-name="F" fo:font-size="12pt"/>
    </style:style>
    <style:style style:name="P20" style:family="paragraph">
      <loext:graphic-properties draw:fill="none" draw:fill-color="#ffffff"/>
      <style:paragraph-properties fo:margin-left="0.75in" fo:margin-right="0.0984in" fo:text-align="start" fo:text-indent="-0.25in"/>
      <style:text-properties style:font-name="F" fo:font-size="12pt"/>
    </style:style>
    <style:style style:name="T1" style:family="text">
      <style:text-properties style:text-underline-style="solid" style:text-underline-width="auto" style:text-underline-color="font-color" style:text-underline-mode="skip-white-space" style:text-overline-mode="skip-white-space" style:text-line-through-mode="skip-white-space"/>
    </style:style>
    <style:style style:name="T2" style:family="text">
      <style:text-properties style:font-name="Arial" fo:font-size="10pt" fo:font-weight="bold" style:font-size-asian="10pt" style:font-weight-asian="bold" style:font-name-complex="Arial1"/>
    </style:style>
    <style:style style:name="T3" style:family="text">
      <style:text-properties style:font-name="Arial" fo:font-size="10pt" fo:font-weight="bold" style:font-size-asian="10pt" style:font-weight-asian="bold" style:font-name-complex="Arial1" style:font-weight-complex="bold"/>
    </style:style>
    <style:style style:name="T4" style:family="text">
      <style:text-properties style:font-name="Arial" fo:font-size="10pt" style:font-size-asian="10pt" style:font-name-complex="Arial1"/>
    </style:style>
    <style:style style:name="T5" style:family="text">
      <style:text-properties style:text-position="sub 58%"/>
    </style:style>
    <style:style style:name="T6" style:family="text">
      <style:text-properties style:text-position="sub 58%" style:font-name="Calibri1"/>
    </style:style>
    <style:style style:name="T7" style:family="text">
      <style:text-properties style:text-position="0% 100%"/>
    </style:style>
    <style:style style:name="T8" style:family="text">
      <style:text-properties style:text-position="0% 100%" officeooo:rsid="000f052b"/>
    </style:style>
    <style:style style:name="T9" style:family="text">
      <style:text-properties style:text-position="0% 100%" style:font-name="Calibri1"/>
    </style:style>
    <style:style style:name="T10" style:family="text">
      <style:text-properties style:font-name="Ubuntu Mono" style:font-name-asian="SimSun1" style:font-name-complex="Times New Roman2"/>
    </style:style>
    <style:style style:name="T11" style:family="text">
      <style:text-properties style:font-name="Ubuntu Mono" officeooo:rsid="0011cd9d" style:font-name-asian="Ubuntu Mono" style:font-name-complex="Ubuntu Mono"/>
    </style:style>
    <style:style style:name="T12" style:family="text">
      <style:text-properties style:font-name="Calibri1"/>
    </style:style>
    <style:style style:name="T13" style:family="text">
      <style:text-properties officeooo:rsid="001042fd"/>
    </style:style>
    <style:style style:name="T14" style:family="text">
      <style:text-properties officeooo:rsid="0011cd9d"/>
    </style:style>
    <style:style style:name="T15" style:family="text">
      <style:text-properties style:font-name="F" fo:font-size="12pt"/>
    </style:style>
    <style:style style:name="fr1" style:family="graphic" style:parent-style-name="Frame">
      <style:graphic-properties fo:margin-left="0.1972in" fo:margin-right="0.0984in" fo:margin-top="0in" fo:margin-bottom="0in" style:vertical-pos="from-top" style:vertical-rel="paragraph" style:horizontal-pos="from-left" style:horizontal-rel="page-content"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draw:ole-draw-aspect="1"/>
    </style:style>
    <style:style style:name="gr1"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44539697" text:style-name="WWNum48">
        <text:list-item>
          <text:p text:style-name="P11">Der Server mit einer veranschlagten Leistungsaufnahme von 650 VA inkl. Peripherie soll über eine USV mit Strom versorgt werden, deren Bemessungsleistung 1400 VA beträgt und die zwei Akkumulatoren von je 120 VAh enthält. </text:p>
        </text:list-item>
      </text:list>
      <text:p text:style-name="P8">Berechnen Sie die Zeit i<text:bookmark text:name="_GoBack"/>n Minuten, die die USV bei einem Netzausfall maximal überbrücken kann.</text:p>
      <text:p text:style-name="P10">Leistungsaufnahme: P<text:span text:style-name="T5">L </text:span><text:span text:style-name="T7">= 650 VA</text:span></text:p>
      <text:p text:style-name="P10"><text:span text:style-name="T7">Bemessungsleistung: P</text:span><text:span text:style-name="T5">B</text:span><text:span text:style-name="T7"> = 1400 VA</text:span></text:p>
      <text:p text:style-name="P10"><text:span text:style-name="T7">Akkumulator: 2x <text:s/>W = 120 VAh</text:span></text:p>
      <text:p text:style-name="P10"><text:span text:style-name="T7">t = 2W / P</text:span><text:span text:style-name="T5">L</text:span><text:span text:style-name="T7"> = 240 VAh / 650 VA = 0,37h = 22 min</text:span></text:p>
      <text:p text:style-name="P8"/>
      <text:list xml:id="list74856238021009" text:continue-numbering="true" text:style-name="WWNum48">
        <text:list-item>
          <text:p text:style-name="P7">Die SAN-Geräte mit einer Leistungsaufnahme von 700 W sollen zusätzlich an eine vorhandene unterbrechungsfreie Stromversorgung angeschlossen werden, die bereits mit 750 W durch die Server belastet ist.</text:p>
        </text:list-item>
      </text:list>
      <text:p text:style-name="P8"><text:tab/>Angaben zur USV:</text:p>
      <text:list xml:id="list3379641824" text:style-name="WWNum49">
        <text:list-item>
          <text:p text:style-name="P9"><draw:frame text:anchor-type="paragraph" draw:z-index="6" draw:name="Text Frame 1" draw:style-name="gr1" draw:text-style-name="P20" svg:width="2.4248in" svg:height="0.3898in" svg:x="4.6028in" svg:y="0.1917in"><draw:text-box><text:p text:style-name="P19"><text:span text:style-name="T15">12*4,5*18 = 972 VAh</text:span></text:p></draw:text-box></draw:frame>Leistungsabgabe: <text:tab/>max 3000 W</text:p>
        </text:list-item>
        <text:list-item>
          <text:p text:style-name="P9">Akkumulatoren: <text:tab/>18 Stück mit je 12 V/4,5 Ah</text:p>
        </text:list-item>
        <text:list-item>
          <text:p text:style-name="P9">Zustand: <text:tab/><text:tab/>zu 100 % geladen, lineare Entladung bis zum Shutdown</text:p>
        </text:list-item>
      </text:list>
      <text:p text:style-name="P8">Ermitteln Sie die Zeitdifferenz in vollen Minuten, um die sich die Energieversorgung der Server aufgrund der Mehrbelastung der USV verkürzt.</text:p>
      <text:p text:style-name="P10">Leistungsaufnahme <text:span text:style-name="T7">P</text:span><text:span text:style-name="T5">L</text:span><text:span text:style-name="T7"> = 1450</text:span> VA</text:p>
      <text:p text:style-name="P10">Akkumulator: W = 972 VAh</text:p>
      <text:p text:style-name="P10">t<text:span text:style-name="T5">1</text:span><text:span text:style-name="T7"> = W / P</text:span><text:span text:style-name="T5">L1</text:span><text:span text:style-name="T7"> = 972 VAh / 1450 VA = 0,67 h = 40,2 min</text:span></text:p>
      <text:p text:style-name="P10"><text:span text:style-name="T7">t</text:span><text:span text:style-name="T5">2</text:span><text:span text:style-name="T7"> = W / P</text:span><text:span text:style-name="T5">L2</text:span><text:span text:style-name="T7"> = 972 VAh / </text:span><text:span text:style-name="T8">750 VA = 1,30 h = 78 min</text:span></text:p>
      <text:p text:style-name="P12"><text:span text:style-name="T10">Δ</text:span><text:span text:style-name="T12">t = t</text:span><text:span text:style-name="T6">2</text:span><text:span text:style-name="T9"> – t</text:span><text:span text:style-name="T6">1</text:span><text:span text:style-name="T9"> = 78 min – 40,2 min = 37,8 min</text:span></text:p>
      <text:p text:style-name="P8"/>
      <text:list xml:id="list74854646490411" text:continue-list="list74856238021009" text:style-name="WWNum48">
        <text:list-item>
          <text:p text:style-name="P7">Aufgrund der Systemerweiterung steigt die maximale Leistungsaufnahme des Servers auf 1.200 VA. Die angeschlossene USV wird nun fast mit ihrer Bemessungsleistung belastet und soll durch eine leistungsfähigere USV ersetzt werden. Die neue USV kann mit bis zu 8 Akkupacks mit je 20 Ah bei 24 V betrieben werden.</text:p>
        </text:list-item>
      </text:list>
      <text:p text:style-name="P8">Die neue USV soll eine Leistungsreserve von 1.800 VA vorhalten und rechnerisch bei netzseitigem Stromausfall einen unterbrechungsfreien Betrieb über 60 Minuten bei halber Bemessungsleistung sicherstellen.</text:p>
      <text:p text:style-name="P18"/>
      <text:p text:style-name="P17"><draw:frame draw:style-name="fr3" text:anchor-type="as-char" svg:width="5.0311in" svg:height="0.3929in" draw:z-index="4"><draw:object xlink:href="./Object 1" xlink:type="simple" xlink:show="embed" xlink:actuate="onLoad"/><draw:image xlink:href="./ObjectReplacements/Object 1" xlink:type="simple" xlink:show="embed" xlink:actuate="onLoad"/></draw:frame></text:p>
      <text:p text:style-name="P16"/>
      <text:p text:style-name="P8">Ermitteln Sie die Anzahl Akkupacks, die für die neue USV erforderlich sind. Der Rechenweg ist anzugeben.</text:p>
      <text:p text:style-name="P8"/>
      <text:p text:style-name="P13">Anzahl_Akkupacks = Überbrückungszeit * Belastungsleistung / Kapazität_je_Akkupack * Spannung</text:p>
      <text:p text:style-name="P13"/>
      <text:p text:style-name="P14">Anzahl_Akkupacks = 1 h * <text:span text:style-name="T14">15</text:span>00 VA / 20 Ah * 24V <text:span text:style-name="T13">= </text:span><text:span text:style-name="T14">3,125 </text:span><text:span text:style-name="T11">≈ 4</text:span></text:p>
      <text:p text:style-name="P8"/>
      <text:p text:style-name="P8"/>
      <text:p text:style-name="P8"/>
      <text:p text:style-name="P8"/>
      <text:p text:style-name="P8"/>
      <text:p text:style-name="P8"/>
      <text:list xml:id="list74855821393383" text:continue-numbering="true" text:style-name="WWNum48">
        <text:list-item>
          <text:p text:style-name="P7"><text:soft-page-break/>Um die Energieeinsparung nachzuweisen, erhalten Sie die Aufgabe, nach folgenden Angaben die Jahresenergiekosten (ohne Berücksichtigung der Klimaleistung und sonstiger PC- und Netzwerkkomponenten zu berechnen. </text:p>
        </text:list-item>
      </text:list>
      <text:p text:style-name="P8"><text:tab/>Variante „physische Server“:<text:tab/>8 Server mit einer Leistung von je 300 W</text:p>
      <text:p text:style-name="P8"><text:tab/>Variante „virtuelle Server“: <text:tab/>2 physische Maschinen mit 400 W pro Server, 2 SAN-Geräte mit je 500<text:span text:style-name="T1"> </text:span>W pro SAN.</text:p>
      <text:p text:style-name="P8">Berechnen Sie die Energiekosten für ein Jahr bei einem Preis von 0,28€/kWh für beide Varianten und den Kostenvorteil in Prozent. </text:p>
      <text:p text:style-name="P8"/>
      <text:p text:style-name="P15">P<text:span text:style-name="T5">p</text:span><text:span text:style-name="T7"> = 8 * 300 VA</text:span></text:p>
      <text:p text:style-name="P15"><text:span text:style-name="T7">P</text:span><text:span text:style-name="T5">v</text:span><text:span text:style-name="T7"> = 800 VA + 1000 VA</text:span></text:p>
      <text:p text:style-name="P8"/>
      <text:list xml:id="list74854930843492" text:continue-numbering="true" text:style-name="WWNum48">
        <text:list-item>
          <text:p text:style-name="P7">Ein Speichersystem soll von der vorhandenen USV-Anlage mit Strom versorgt werden. Die aktuelle Überbrückungszeit der USV bei Stromausfall beträgt 45 Minuten und soll sich durch den Anschluss des Speichersystems nicht verringern. Die Leistungsaufnahme des Speichersystems beträgt laut Hersteller 560 W. Die USV-Anlage kann noch mit sechs weiteren 12 V Akkus mit einer Kapazität von jeweils 14 Ah erweitert werden. Ermitteln Sie die Anzahl der nachzurüstenden Akkus.</text:p>
        </text:list-item>
      </text:list>
      <text:p text:style-name="P16"/>
      <text:p text:style-name="P17"><draw:frame draw:style-name="fr3" text:anchor-type="as-char" svg:width="5.0311in" svg:height="0.3929in" draw:z-index="5"><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roman"/>
    <style:font-face style:name="F1" svg:font-family=""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SimSun" svg:font-family="SimSun" style:font-pitch="variable"/>
    <style:font-face style:name="SimSun1" svg:font-family="SimSun" style:font-family-generic="system" style:font-pitch="variable"/>
    <style:font-face style:name="Symbol" svg:font-family="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Ubuntu Mono" svg:font-family="'Ubuntu Mono'"/>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1pt" fo:language="de" fo:country="DE" style:letter-kerning="false" style:font-name-asian="Calibri3" style:font-size-asian="11pt" style:language-asian="en" style:country-asian="US"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1" fo:font-size="11pt" fo:language="de" fo:country="DE" style:letter-kerning="false" style:font-name-asian="Calibri3" style:font-size-asian="11pt" style:language-asian="en" style:country-asian="US" style:font-name-complex="F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0" fo:widows="0" style:writing-mode="lr-tb"/>
      <style:text-properties style:font-name="Calibri1" fo:font-family="Calibri" style:font-family-generic="roman" style:font-pitch="variable" fo:font-size="12pt" style:letter-kerning="true" style:font-name-asian="SimSun1" style:font-family-asian="SimSu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style:tab-stops>
          <style:tab-stop style:position="3.15in" style:type="center"/>
          <style:tab-stop style:position="6.3in" style:type="right"/>
        </style:tab-stops>
      </style:paragraph-properties>
    </style:style>
    <style:style style:name="Normal_20__28_Web_29_" style:display-name="Normal (Web)" style:family="paragraph" style:parent-style-name="Standard">
      <style:paragraph-properties fo:margin-top="0.1945in" fo:margin-bottom="0.0827in" style:contextual-spacing="false"/>
      <style:text-properties style:font-name="Times New Roman1" fo:font-family="'Times New Roman'" style:font-family-generic="roman" style:font-pitch="variable" style:font-name-asian="Times New Roman2" style:font-family-asian="'Times New Roman'" style:font-family-generic-asian="system" style:font-pitch-asian="variable" style:language-asian="de" style:country-asian="DE" style:font-size-complex="12pt"/>
    </style:style>
    <style:style style:name="List_20_Paragraph" style:display-name="List Paragraph" style:family="paragraph" style:parent-style-name="Standard" loext:linked-style-name="Listenabsatz_20_Zchn">
      <style:paragraph-properties fo:margin-left="0.5in" fo:margin-right="0in" fo:margin-top="0in" fo:margin-bottom="0in" style:contextual-spacing="true" fo:text-indent="0in" style:auto-text-indent="false"/>
    </style:style>
    <style:style style:name="caption" style:family="paragraph" style:parent-style-name="Standard" style:next-style-name="Standard">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Listenabsatz_20_Zchn" style:display-name="Listenabsatz Zchn" style:family="text" style:parent-style-name="Default_20_Paragraph_20_Font" loext:linked-style-name="List_20_Paragraph"/>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text-properties fo:font-size="10pt" style:font-size-asian="10pt"/>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2"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2"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2"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2"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2"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style:font-name-asian="SimSun1" style:font-family-asian="SimSun" style:font-family-generic-asian="system" style:font-pitch-asian="variable" style:font-name-complex="Calibri3" style:font-family-complex="Calibri" style:font-family-generic-complex="system" style:font-pitch-complex="variable"/>
    </style:style>
    <style:style style:name="ListLabel_20_434" style:display-name="ListLabel 434" style:family="text">
      <style:text-properties style:font-name-complex="Courier New2" style:font-family-complex="'Courier New'" style:font-family-generic-complex="system" style:font-pitch-complex="variable"/>
    </style:style>
    <style:style style:name="ListLabel_20_435" style:display-name="ListLabel 435" style:family="text"/>
    <style:style style:name="ListLabel_20_436" style:display-name="ListLabel 436" style:family="text"/>
    <style:style style:name="ListLabel_20_437" style:display-name="ListLabel 437" style:family="text">
      <style:text-properties style:font-name-complex="Courier New2" style:font-family-complex="'Courier New'" style:font-family-generic-complex="system" style:font-pitch-complex="variable"/>
    </style:style>
    <style:style style:name="ListLabel_20_438" style:display-name="ListLabel 438" style:family="text"/>
    <style:style style:name="ListLabel_20_439" style:display-name="ListLabel 439" style:family="text"/>
    <style:style style:name="ListLabel_20_440" style:display-name="ListLabel 440" style:family="text">
      <style:text-properties style:font-name-complex="Courier New2" style:font-family-complex="'Courier New'" style:font-family-generic-complex="system" style:font-pitch-complex="variable"/>
    </style:style>
    <style:style style:name="ListLabel_20_441" style:display-name="ListLabel 44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number text:level="4" text:style-name="ListLabel_20_13"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fo:text-align="end">
          <style:list-level-label-alignment text:label-followed-by="listtab" fo:text-indent="-0.25in" fo:margin-left="0.2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fo:text-indent="-0.25in" fo:margin-left="0.5984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25in" fo:margin-left="1.0984in"/>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1252in" fo:margin-left="1.5984in"/>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25in" fo:margin-left="2.0984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25in" fo:margin-left="2.5984in"/>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1252in" fo:margin-left="3.0984in"/>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25in" fo:margin-left="3.5984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25in" fo:margin-left="4.0984in"/>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1252in" fo:margin-left="4.59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25in" fo:margin-left="1.0984in"/>
        </style:list-level-properties>
        <style:text-properties fo:font-family="Calibri"/>
      </text:list-level-style-bullet>
      <text:list-level-style-bullet text:level="2" text:style-name="ListLabel_20_434" loext:num-list-format="o" style:num-suffix="o" text:bullet-char="o">
        <style:list-level-properties text:list-level-position-and-space-mode="label-alignment">
          <style:list-level-label-alignment text:label-followed-by="listtab" fo:text-indent="-0.25in" fo:margin-left="1.5984in"/>
        </style:list-level-properties>
        <style:text-properties fo:font-family="'Courier New'"/>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25in" fo:margin-left="2.0984in"/>
        </style:list-level-properties>
        <style:text-properties style:font-name="Wingdings"/>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25in" fo:margin-left="2.5984in"/>
        </style:list-level-properties>
        <style:text-properties style:font-name="Symbol"/>
      </text:list-level-style-bullet>
      <text:list-level-style-bullet text:level="5" text:style-name="ListLabel_20_437" loext:num-list-format="o" style:num-suffix="o" text:bullet-char="o">
        <style:list-level-properties text:list-level-position-and-space-mode="label-alignment">
          <style:list-level-label-alignment text:label-followed-by="listtab" fo:text-indent="-0.25in" fo:margin-left="3.0984in"/>
        </style:list-level-properties>
        <style:text-properties fo:font-family="'Courier New'"/>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25in" fo:margin-left="3.5984in"/>
        </style:list-level-properties>
        <style:text-properties style:font-name="Wingdings"/>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25in" fo:margin-left="4.0984in"/>
        </style:list-level-properties>
        <style:text-properties style:font-name="Symbol"/>
      </text:list-level-style-bullet>
      <text:list-level-style-bullet text:level="8" text:style-name="ListLabel_20_440" loext:num-list-format="o" style:num-suffix="o" text:bullet-char="o">
        <style:list-level-properties text:list-level-position-and-space-mode="label-alignment">
          <style:list-level-label-alignment text:label-followed-by="listtab" fo:text-indent="-0.25in" fo:margin-left="4.5984in"/>
        </style:list-level-properties>
        <style:text-properties fo:font-family="'Courier New'"/>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25in" fo:margin-left="5.098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5965in" fo:margin-left="0in" fo:margin-top="0in" fo:margin-bottom="0in" table:align="left" style:writing-mode="lr-tb"/>
    </style:style>
    <style:style style:name="Table1.A" style:family="table-column">
      <style:table-column-properties style:column-width="1.4201in"/>
    </style:style>
    <style:style style:name="Table1.B" style:family="table-column">
      <style:table-column-properties style:column-width="4.8764in"/>
    </style:style>
    <style:style style:name="Table1.C" style:family="table-column">
      <style:table-column-properties style:column-width="1.3in"/>
    </style:style>
    <style:style style:name="Table1.1" style:family="table-row">
      <style:table-row-properties style:min-row-height="0.2757in" fo:keep-together="auto"/>
    </style:style>
    <style:style style:name="Table1.A1" style:family="table-cell">
      <style:table-cell-properties style:vertical-align="middle" fo:padding-left="0.075in" fo:padding-right="0.075in" fo:padding-top="0in" fo:padding-bottom="0in" fo:border-left="0.5pt solid #ffffff" fo:border-right="0.5pt solid #000000" fo:border-top="0.5pt solid #ffffff" fo:border-bottom="0.5pt solid #000000" style:writing-mode="lr-tb"/>
    </style:style>
    <style:style style:name="Table1.B1" style:family="table-cell">
      <style:table-cell-properties style:vertical-align="middle" fo:padding-left="0.075in" fo:padding-right="0.075in" fo:padding-top="0in" fo:padding-bottom="0in" fo:border-left="0.5pt solid #000000" fo:border-right="0.5pt solid #000000" fo:border-top="0.5pt solid #ffffff" fo:border-bottom="0.5pt solid #000000" style:writing-mode="lr-tb"/>
    </style:style>
    <style:style style:name="Table1.C1" style:family="table-cell">
      <style:table-cell-properties fo:padding-left="0.075in" fo:padding-right="0.075in" fo:padding-top="0in" fo:padding-bottom="0in" fo:border-left="0.5pt solid #000000" fo:border-right="0.5pt solid #ffffff" fo:border-top="0.5pt solid #ffffff" fo:border-bottom="0.5pt solid #000000" style:writing-mode="lr-tb"/>
    </style:style>
    <style:style style:name="Table1.2" style:family="table-row">
      <style:table-row-properties style:min-row-height="0.3903in" fo:keep-together="auto"/>
    </style:style>
    <style:style style:name="Table1.A2" style:family="table-cell">
      <style:table-cell-properties fo:padding-left="0.075in" fo:padding-right="0.075in" fo:padding-top="0in" fo:padding-bottom="0in" fo:border-left="0.5pt solid #ffffff" fo:border-right="0.5pt solid #000000" fo:border-top="0.5pt solid #000000" fo:border-bottom="0.5pt solid #000000" style:writing-mode="lr-tb"/>
    </style:style>
    <style:style style:name="Table1.B2" style:family="table-cell">
      <style:table-cell-properties style:vertical-align="middle"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left="0.5pt solid #000000" fo:border-right="0.5pt solid #ffffff" fo:border-top="0.5pt solid #000000" fo:border-bottom="0.5pt solid #000000" style:writing-mode="lr-tb"/>
    </style:style>
    <style:style style:name="MP1" style:family="paragraph" style:parent-style-name="Footer">
      <style:paragraph-properties fo:text-align="end" style:justify-single-word="false"/>
    </style:style>
    <style:style style:name="MP2" style:family="paragraph" style:parent-style-name="Header">
      <style:paragraph-properties fo:margin-top="0in" fo:margin-bottom="0in" style:contextual-spacing="false" fo:text-align="center" style:justify-single-word="false" fo:orphans="0" fo:widows="0">
        <style:tab-stops>
          <style:tab-stop style:position="1.2575in"/>
        </style:tab-stops>
      </style:paragraph-properties>
      <style:text-properties fo:language="de" fo:country="DE" style:language-complex="ar" style:country-complex="SA"/>
    </style:style>
    <style:style style:name="MP3" style:family="paragraph" style:parent-style-name="Header">
      <style:paragraph-properties fo:margin-top="0in" fo:margin-bottom="0in" style:contextual-spacing="false" fo:text-align="center" style:justify-single-word="false" fo:orphans="0" fo:widows="0">
        <style:tab-stops>
          <style:tab-stop style:position="1.2575in"/>
          <style:tab-stop style:position="3.15in" style:type="center"/>
          <style:tab-stop style:position="6.3in" style:type="right"/>
        </style:tab-stops>
      </style:paragraph-properties>
      <style:text-properties fo:language="de" fo:country="DE" style:language-complex="ar" style:country-complex="SA"/>
    </style:style>
    <style:style style:name="MP4" style:family="paragraph" style:parent-style-name="Header">
      <style:paragraph-properties fo:margin-top="0in" fo:margin-bottom="0in" style:contextual-spacing="false" fo:text-align="start" style:justify-single-word="false" fo:orphans="0" fo:widows="0">
        <style:tab-stops>
          <style:tab-stop style:position="1.4984in"/>
        </style:tab-stops>
      </style:paragraph-properties>
      <style:text-properties fo:language="de" fo:country="DE" style:language-complex="ar" style:country-complex="SA"/>
    </style:style>
    <style:style style:name="MP5" style:family="paragraph" style:parent-style-name="Header">
      <style:paragraph-properties fo:margin-top="0in" fo:margin-bottom="0in" style:contextual-spacing="false" fo:text-align="start" style:justify-single-word="false" fo:orphans="0" fo:widows="0">
        <style:tab-stops>
          <style:tab-stop style:position="1.2575in"/>
        </style:tab-stops>
      </style:paragraph-properties>
      <style:text-properties style:font-name="Arial" fo:language="de" fo:country="DE" style:font-name-asian="Times New Roman2" style:language-asian="de" style:country-asian="DE" style:font-size-complex="12pt" style:language-complex="ar" style:country-complex="SA"/>
    </style:style>
    <style:style style:name="MP6" style:family="paragraph" style:parent-style-name="Header">
      <style:paragraph-properties fo:margin-top="0in" fo:margin-bottom="0in" style:contextual-spacing="false" fo:text-align="start" style:justify-single-word="false" fo:orphans="0" fo:widows="0">
        <style:tab-stops>
          <style:tab-stop style:position="1.2575in"/>
        </style:tab-stops>
      </style:paragraph-properties>
      <style:text-properties fo:language="de" fo:country="DE" style:language-complex="ar" style:country-complex="SA"/>
    </style:style>
    <style:style style:name="MT1" style:family="text">
      <style:text-properties style:font-name="Arial" fo:font-size="10pt" fo:font-weight="bold" style:font-size-asian="10pt" style:font-weight-asian="bold" style:font-name-complex="Arial1" style:font-weight-complex="bold"/>
    </style:style>
    <style:style style:name="MT2" style:family="text">
      <style:text-properties style:font-name="Arial" fo:font-size="10pt" style:font-size-asian="10pt" style:font-name-complex="Arial1"/>
    </style:style>
    <style:style style:name="MT3" style:family="text">
      <style:text-properties style:font-name="Arial" fo:font-size="10pt" fo:font-weight="bold" style:font-size-asian="10pt" style:font-weight-asian="bold" style:font-name-complex="Arial1"/>
    </style:style>
    <style:style style:name="Mfr1" style:family="graphic" style:parent-style-name="Frame">
      <style:graphic-properties fo:margin-left="0.1972in" fo:margin-right="0.0984in" fo:margin-top="0in" fo:margin-bottom="0in" style:vertical-pos="from-top" style:vertical-rel="paragraph" style:horizontal-pos="from-left" style:horizontal-rel="page-content" draw:opacity="0%" fo:padding="0in" fo:border="none"/>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236in" fo:margin-bottom="0.2291in" fo:margin-left="0.3335in" fo:margin-right="0.3193in" fo:border="0.51pt solid #000000" fo:padding-top="0in" fo:padding-bottom="0in" fo:padding-left="0.4465in" fo:padding-right="0.46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602in" fo:margin-left="0in" fo:margin-right="0in" fo:margin-bottom="0.2209in" style:dynamic-spacing="true"/>
      </style:header-style>
      <style:footer-style>
        <style:header-footer-properties fo:min-height="0.1575in" fo:margin-left="0in" fo:margin-right="0in" fo:margin-top="0.1181in" style:dynamic-spacing="true"/>
      </style:footer-style>
    </style:page-layout>
    <style:page-layout style:name="Mpm2">
      <style:page-layout-properties fo:page-width="8.2681in" fo:page-height="11.6929in" style:num-format="1" style:print-orientation="portrait" fo:margin-top="0.3335in" fo:margin-bottom="0.3335in" fo:margin-left="0.3335in" fo:margin-right="0.3193in" fo:border="0.51pt solid #000000" fo:padding-top="0.4465in" fo:padding-bottom="0.4465in" fo:padding-left="0.4465in" fo:padding-right="0.46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rame1" text:anchor-type="paragraph" svg:x="-0.5307in" svg:y="0.0008in" svg:width="7.5965in" draw:z-index="1"><draw:text-box fo:min-height="0in"><table:table table:name="Table1" table:style-name="Table1"><table:table-column table:style-name="Table1.A"/><table:table-column table:style-name="Table1.B"/><table:table-column table:style-name="Table1.C"/><table:table-row table:style-name="Table1.1"><table:table-cell table:style-name="Table1.A1" table:number-rows-spanned="2" office:value-type="string"><text:p text:style-name="MP2"><draw:frame draw:style-name="Mfr2" draw:name="Grafik 2" text:anchor-type="as-char" svg:width="1.2638in" svg:height="0.448in" draw:z-index="3"><draw:image xlink:href="Pictures/10000001000001160000006450B54C5AA7A51FC1.png" xlink:type="simple" xlink:show="embed" xlink:actuate="onLoad" draw:mime-type="image/png"/><svg:desc>http://upload.wikimedia.org/wikipedia/de/thumb/c/c7/BBS_Brinkstr_Logo.svg/278px-BBS_Brinkstr_Logo.svg.png</svg:desc></draw:frame></text:p></table:table-cell><table:table-cell table:style-name="Table1.B1" office:value-type="string"><text:p text:style-name="MP3"><text:span text:style-name="MT1">LF2.2: </text:span><text:span text:style-name="MT2"><text:s/>Arbeitsplätze nach Kundenwunsch ausstatten</text:span></text:p></table:table-cell><table:table-cell table:style-name="Table1.C1" office:value-type="string"><text:p text:style-name="MP4"><text:span text:style-name="MT2">Datum</text:span></text:p></table:table-cell></table:table-row><table:table-row table:style-name="Table1.2"><table:covered-table-cell table:style-name="Table1.A2"/><table:table-cell table:style-name="Table1.B2" office:value-type="string"><text:p text:style-name="MP2"><text:span text:style-name="MT3">AB</text:span><text:span text:style-name="MT2"> Auslegung einer USV</text:span></text:p></table:table-cell><table:table-cell table:style-name="Table1.C2" office:value-type="string"><text:p text:style-name="MP6"><text:span text:style-name="MT2">Klasse</text:span></text:p></table:table-cell></table:table-row></table:table></draw:text-box></draw:frame></text:p>
      </style:header>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trick Tschorn</meta:initial-creator>
    <meta:editing-cycles>196</meta:editing-cycles>
    <meta:print-date>2022-05-02T08:51:00</meta:print-date>
    <meta:creation-date>2021-09-07T18:23:00</meta:creation-date>
    <dc:date>2022-06-21T07:48:54.048614231</dc:date>
    <meta:editing-duration>PT17H6M56S</meta:editing-duration>
    <meta:generator>LibreOffice/7.3.3.2$Linux_X86_64 LibreOffice_project/30$Build-2</meta:generator>
    <meta:document-statistic meta:table-count="1" meta:image-count="1" meta:object-count="2" meta:page-count="2" meta:paragraph-count="37" meta:word-count="496" meta:character-count="3020" meta:non-whitespace-character-count="2551"/>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row>
      <mi mathvariant="italic">Überbrückungszeit</mi>
      <mo stretchy="false">=</mo>
      <mfrac>
        <mrow>
          <mi mathvariant="italic">Anzahl</mi>
          <mi mathvariant="italic">Akkupacks</mi>
          <mi>∙</mi>
          <mi mathvariant="italic">Kapazität</mi>
          <mi mathvariant="italic">je</mi>
          <mi mathvariant="italic">Akkupack</mi>
          <mi>∙</mi>
          <mi mathvariant="italic">Spannung</mi>
        </mrow>
        <mi mathvariant="italic">Belastungsleistung</mi>
      </mfrac>
    </mrow>
    <annotation encoding="StarMath 5.0">Überbrückungszeit= {Anzahl Akkupacks ∙Kapazität je Akkupack∙Spannung} over {Belastungsleistung}</annotation>
  </semantics>
</math>
</file>

<file path=Object 2/content.xml><?xml version="1.0" encoding="utf-8"?>
<math xmlns="http://www.w3.org/1998/Math/MathML" display="block">
  <semantics>
    <mrow>
      <mi mathvariant="italic">Überbrückungszeit</mi>
      <mo stretchy="false">=</mo>
      <mfrac>
        <mrow>
          <mi mathvariant="italic">Anzahl</mi>
          <mi mathvariant="italic">Akkupacks</mi>
          <mi>∙</mi>
          <mi mathvariant="italic">Kapazität</mi>
          <mi mathvariant="italic">je</mi>
          <mi mathvariant="italic">Akkupack</mi>
          <mi>∙</mi>
          <mi mathvariant="italic">Spannung</mi>
        </mrow>
        <mi mathvariant="italic">Belastungsleistung</mi>
      </mfrac>
    </mrow>
    <annotation encoding="StarMath 5.0">Überbrückungszeit= {Anzahl Akkupacks ∙Kapazität je Akkupack∙Spannung} over {Belastungsleistung}</annotation>
  </semantics>
</math>
</file>